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color="#106802"/>
    </style:style>
    <style:style style:name="P3" style:family="paragraph" style:parent-style-name="Text_20_body">
      <style:text-properties fo:color="#106802" officeooo:paragraph-rsid="0005fcc1"/>
    </style:style>
    <style:style style:name="P4" style:family="paragraph" style:parent-style-name="Text_20_body">
      <style:text-properties fo:color="#106802" officeooo:paragraph-rsid="0006bc09"/>
    </style:style>
    <style:style style:name="P5" style:family="paragraph" style:parent-style-name="Text_20_body">
      <style:text-properties fo:font-size="14pt" officeooo:rsid="0005fcc1" officeooo:paragraph-rsid="0005fcc1" style:font-size-asian="14pt" style:font-size-complex="14pt"/>
    </style:style>
    <style:style style:name="P6" style:family="paragraph" style:parent-style-name="Text_20_body">
      <style:text-properties officeooo:paragraph-rsid="0005fcc1"/>
    </style:style>
    <style:style style:name="P7" style:family="paragraph" style:parent-style-name="Text_20_body">
      <style:text-properties officeooo:paragraph-rsid="0006bc09"/>
    </style:style>
    <style:style style:name="P8" style:family="paragraph" style:parent-style-name="Text_20_body">
      <style:text-properties officeooo:paragraph-rsid="0006bc09" fo:background-color="#fff200"/>
    </style:style>
    <style:style style:name="P9" style:family="paragraph" style:parent-style-name="Heading_20_1">
      <style:paragraph-properties fo:text-align="center" style:justify-single-word="false"/>
    </style:style>
    <style:style style:name="T1" style:family="text">
      <style:text-properties fo:color="#000000" style:font-name="Arial" fo:font-size="20pt" fo:font-weight="normal" style:font-size-asian="20pt" style:font-size-complex="20pt"/>
    </style:style>
    <style:style style:name="T2" style:family="text">
      <style:text-properties fo:color="#106802"/>
    </style:style>
    <style:style style:name="T3" style:family="text">
      <style:text-properties style:text-position="super 58%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Linux Interview Questions:Basic</text:h>
      <text:p text:style-name="P1">Posted by <text:a xlink:type="simple" xlink:href="https://www.linuxnix.com/author/surendra/" text:style-name="Internet_20_link" text:visited-style-name="Visited_20_Internet_20_Link">Surendra Anne</text:a> | Apr 2, 2009 | <text:a xlink:type="simple" xlink:href="https://www.linuxnix.com/category/interviews-2/" text:style-name="Internet_20_link" text:visited-style-name="Visited_20_Internet_20_Link">Interviews</text:a> | <text:a xlink:type="simple" xlink:href="https://www.linuxnix.com/linux-interview-questionsbasic/#comments" text:style-name="Internet_20_link" text:visited-style-name="Visited_20_Internet_20_Link">0 </text:a>| </text:p>
      <text:p text:style-name="Subtitle"><text:line-break/><text:span text:style-name="T1">Basic linux interview questions </text:span></text:p>
      <text:p text:style-name="Text_20_body"><text:span text:style-name="T2">1) How do you find out what’s your shell? – echo $SHELL</text:span><text:line-break/><text:span text:style-name="T2">2) What’s the command to find out today’s date? – date </text:span></text:p>
      <text:p text:style-name="P2">3) How do you find out the current directory you’re in? – pwd </text:p>
      <text:p text:style-name="P2">4) How do you find out your own username? – whoami/who am i </text:p>
      <text:p text:style-name="P2">5) How do you send a mail message to somebody? – mail surendra@linuxnix.com -s ‘Your subject’ -c ‘test@gmail.com‘ </text:p>
      <text:p text:style-name="P2">6) What’s the command to find out users on the system? – who/users</text:p>
      <text:p text:style-name="P2">7) How do you remove a file? – rm </text:p>
      <text:p text:style-name="P2">8) How do you remove a – rm -rf </text:p>
      <text:p text:style-name="P2">9) How do you count words, lines and characters in a file? – wc </text:p>
      <text:p text:style-name="Text_20_body">10) How do you search for a string inside a given file? – grep string filename </text:p>
      <text:p text:style-name="Text_20_body">  </text:p>
      <text:p text:style-name="P2">11) How do you search for a string inside a directory? – grep string *</text:p>
      <text:p text:style-name="Text_20_body">12) How do you search for a string in a directory with the subdirectories recursed? – grep -r string * </text:p>
      <text:p text:style-name="Text_20_body">13) What are PIDs? – They are process IDs given to processes. A PID can vary from 0 to 65535. </text:p>
      <text:p text:style-name="P5">16 bits = 2<text:span text:style-name="T3">16</text:span></text:p>
      <text:p text:style-name="P2">14) How do you list currently running process? – ps </text:p>
      <text:p text:style-name="P2">15) How do you stop a process? – kill pid </text:p>
      <text:p text:style-name="P2">16) How do you find out about all running processes? – ps -ag</text:p>
      <text:p text:style-name="P2">17) How do you stop all the processes, except the shell window? – kill 0 </text:p>
      <text:p text:style-name="P2">18) How do you fire a process in the background? – ./process-name &amp; </text:p>
      <text:p text:style-name="P3">19) How do you refer to the arguments passed to a shell script?</text:p>
      <text:p text:style-name="P6"><text:s/>– $1, $2 and so on. $0 is your script name. </text:p>
      <text:p text:style-name="P3">20)What’s the conditional statement in shell scripting?</text:p>
      <text:p text:style-name="P6"><text:soft-page-break/>– if {condition} then … fi </text:p>
      <text:p text:style-name="Text_20_body">  </text:p>
      <text:p text:style-name="P3">21) How do you do number comparison in shell scripts?</text:p>
      <text:p text:style-name="P6"><text:s/>– -eq, -ne, -lt, -le, -gt, -ge</text:p>
      <text:section text:style-name="Sect1" text:name="secondmiddleofpost">
        <text:p text:style-name="Text_20_body"/>
      </text:section>
      <text:p text:style-name="P3">22) How do you test for file properties in shell scripts?</text:p>
      <text:p text:style-name="P6">– -s filename tells you if the file is not empty,</text:p>
      <text:p text:style-name="P6"><text:s/>-f filename tells you whether<text:line-break/>the argument is a file, and not a directory,</text:p>
      <text:p text:style-name="P6"><text:s/>-d filename tests if the argument is a directory, and not a file,</text:p>
      <text:p text:style-name="P6"><text:s/>-w filename tests for writeability,</text:p>
      <text:p text:style-name="P6"><text:s/>-r filename tests for readability,</text:p>
      <text:p text:style-name="P6"><text:s/>-x filename tests for excitability </text:p>
      <text:p text:style-name="P3">23) How do you do Boolean logic operators in shell scripting?</text:p>
      <text:p text:style-name="P6">– ! tests for logical not,</text:p>
      <text:p text:style-name="P6"><text:s/>-a tests for logical and, </text:p>
      <text:p text:style-name="P6">-o tests for logical or. </text:p>
      <text:p text:style-name="P3">24) How do you find out the number of arguments passed to the shell script?</text:p>
      <text:p text:style-name="P6">– $# </text:p>
      <text:p text:style-name="P4">25) What’s a way to do multilevel if-else’s in shell scripting?</text:p>
      <text:p text:style-name="P7"><text:s/>– if {condition} then {statement} elif {condition} {statement} fi </text:p>
      <text:p text:style-name="P4">26) How do you write a for loop in shell?</text:p>
      <text:p text:style-name="P7"><text:s/>– for {variable name} in {list} do {statement} done</text:p>
      <text:p text:style-name="P4">27) How do you write a while loop in shell?</text:p>
      <text:p text:style-name="P7"><text:s/>– while {condition} do {statement} done </text:p>
      <text:p text:style-name="P4">28) How does a case statement look in shell scripts?</text:p>
      <text:p text:style-name="P7"><text:s/>– case {variable} in {possible-value-1}) {statement};; {possible-value-2}) {statement};; esac </text:p>
      <text:p text:style-name="P4">29) How do you read keyboard input in shell scripts?</text:p>
      <text:p text:style-name="P7"><text:s/>– read {variable-name} </text:p>
      <text:p text:style-name="P4"><text:soft-page-break/>30)How do you define a function in a shell script?</text:p>
      <text:p text:style-name="P7"><text:s/>– function-name() { #some code here return } </text:p>
      <text:p text:style-name="P8">31) How does getopts command work?</text:p>
      <text:p text:style-name="P7"><text:s/>– The parameters to your script can be passed as -n 15 -x 20.Inside the script, you can iterate through the getopts array as while getopts n:x option, and the variable $option contains the value of the entered op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9:12:21.352602117</meta:creation-date>
    <dc:date>2019-03-25T20:05:33.838027304</dc:date>
    <meta:editing-duration>PT9M46S</meta:editing-duration>
    <meta:editing-cycles>9</meta:editing-cycles>
    <meta:generator>LibreOffice/5.4.4.2$Linux_X86_64 LibreOffice_project/40$Build-2</meta:generator>
    <meta:document-statistic meta:table-count="0" meta:image-count="0" meta:object-count="0" meta:page-count="3" meta:paragraph-count="56" meta:word-count="549" meta:character-count="3048" meta:non-whitespace-character-count="2475"/>
  </office:meta>
</office:document-meta>
</file>